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ce1"/>
        <table:table-row table:style-name="ro1">
          <table:table-cell table:style-name="Default" office:value-type="string" calcext:value-type="string">
            <text:p>Input</text:p>
          </table:table-cell>
          <table:table-cell table:style-name="ce2" office:value-type="string" calcext:value-type="string" table:number-columns-spanned="3" table:number-rows-spanned="1">
            <text:p>Best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Average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Worst</text:p>
          </table:table-cell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  <table:table-cell table:style-name="Default" office:value-type="string" calcext:value-type="string">
            <text:p>Bubble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754" calcext:value-type="float">
            <text:p>0.037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802" calcext:value-type="float">
            <text:p>0.05802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12341" calcext:value-type="float">
            <text:p>0.12341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63508" calcext:value-type="float">
            <text:p>0.63508</text:p>
          </table:table-cell>
          <table:table-cell office:value-type="float" office:value="0.1629" calcext:value-type="float">
            <text:p>0.16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3606" calcext:value-type="float">
            <text:p>0.2360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23753" calcext:value-type="float">
            <text:p>0.23753</text:p>
          </table:table-cell>
          <table:table-cell office:value-type="float" office:value="0.28934" calcext:value-type="float">
            <text:p>0.28934</text:p>
          </table:table-cell>
          <table:table-cell office:value-type="float" office:value="0.51007" calcext:value-type="float">
            <text:p>0.51007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7972" calcext:value-type="float">
            <text:p>0.679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5588" calcext:value-type="float">
            <text:p>1.45588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1.9447" calcext:value-type="float">
            <text:p>1.9447</text:p>
          </table:table-cell>
          <table:table-cell office:value-type="float" office:value="1.45072" calcext:value-type="float">
            <text:p>1.45072</text:p>
          </table:table-cell>
          <table:table-cell office:value-type="float" office:value="1.7593" calcext:value-type="float">
            <text:p>1.7593</text:p>
          </table:table-cell>
          <table:table-cell office:value-type="float" office:value="3.23613" calcext:value-type="float">
            <text:p>3.23613</text:p>
          </table:table-cell>
          <table:table-cell office:value-type="float" office:value="1.72039" calcext:value-type="float">
            <text:p>1.72039</text:p>
          </table:table-cell>
          <table:table-cell office:value-type="float" office:value="3.49125" calcext:value-type="float">
            <text:p>3.49125</text:p>
          </table:table-cell>
          <table:table-cell office:value-type="float" office:value="4.39358" calcext:value-type="float">
            <text:p>4.393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86377" calcext:value-type="float">
            <text:p>5.86377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7.91516" calcext:value-type="float">
            <text:p>7.91516</text:p>
          </table:table-cell>
          <table:table-cell office:value-type="float" office:value="6.13047" calcext:value-type="float">
            <text:p>6.13047</text:p>
          </table:table-cell>
          <table:table-cell office:value-type="float" office:value="7.31155" calcext:value-type="float">
            <text:p>7.31155</text:p>
          </table:table-cell>
          <table:table-cell office:value-type="float" office:value="13.25693" calcext:value-type="float">
            <text:p>13.25693</text:p>
          </table:table-cell>
          <table:table-cell office:value-type="float" office:value="6.24238" calcext:value-type="float">
            <text:p>6.24238</text:p>
          </table:table-cell>
          <table:table-cell office:value-type="float" office:value="14.43106" calcext:value-type="float">
            <text:p>14.43106</text:p>
          </table:table-cell>
          <table:table-cell office:value-type="float" office:value="17.77892" calcext:value-type="float">
            <text:p>17.7789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45245" calcext:value-type="float">
            <text:p>23.45245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31.94929" calcext:value-type="float">
            <text:p>31.94929</text:p>
          </table:table-cell>
          <table:table-cell office:value-type="float" office:value="23.66887" calcext:value-type="float">
            <text:p>23.66887</text:p>
          </table:table-cell>
          <table:table-cell office:value-type="float" office:value="28.973" calcext:value-type="float">
            <text:p>28.973</text:p>
          </table:table-cell>
          <table:table-cell office:value-type="float" office:value="53.592" calcext:value-type="float">
            <text:p>53.592</text:p>
          </table:table-cell>
          <table:table-cell office:value-type="float" office:value="25.52349" calcext:value-type="float">
            <text:p>25.52349</text:p>
          </table:table-cell>
          <table:table-cell office:value-type="float" office:value="57.35864" calcext:value-type="float">
            <text:p>57.35864</text:p>
          </table:table-cell>
          <table:table-cell office:value-type="float" office:value="70.89479" calcext:value-type="float">
            <text:p>70.89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23:31:50.248823214</meta:creation-date>
    <dc:date>2017-09-03T23:42:31.228969625</dc:date>
    <meta:editing-duration>PT10M42S</meta:editing-duration>
    <meta:editing-cycles>3</meta:editing-cycles>
    <meta:generator>LibreOffice/5.2.7.2$Linux_X86_64 LibreOffice_project/20m0$Build-2</meta:generator>
    <meta:document-statistic meta:table-count="1" meta:cell-count="73" meta:object-count="0"/>
  </office:meta>
</office:document-meta>
</file>